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GDAL lib Version : 2010100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Name <text:s text:c="3"/>: 2.1.1</text:p>
          </table:table-cell>
          <table:table-cell table:number-columns-repeated="5"/>
        </table:table-row>
        <table:table-row table:style-name="ro1">
          <table:table-cell office:value-type="string">
            <text:p><text:s text:c="4"/>.. <text:s text:c="2"/>Date <text:s text:c="3"/>: 2016070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DAL Drivers: 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<text:tab/></text:p>
          </table:table-cell>
          <table:table-cell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<text:tab/></text:p>
          </table:table-cell>
          <table:table-cell office:value-type="string">
            <text:p><text:s/>GeoTIF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<text:tab/></text:p>
          </table:table-cell>
          <table:table-cell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<text:tab/></text:p>
          </table:table-cell>
          <table:table-cell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<text:tab/></text:p>
          </table:table-cell>
          <table:table-cell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<text:tab/></text:p>
          </table:table-cell>
          <table:table-cell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<text:tab/></text:p>
          </table:table-cell>
          <table:table-cell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<text:tab/></text:p>
          </table:table-cell>
          <table:table-cell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LAS<text:tab/></text:p>
          </table:table-cell>
          <table:table-cell office:value-type="string">
            <text:p><text:s/>ELA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<text:tab/></text:p>
          </table:table-cell>
          <table:table-cell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<text:tab/></text:p>
          </table:table-cell>
          <table:table-cell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<text:tab/></text:p>
          </table:table-cell>
          <table:table-cell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<text:tab/></text:p>
          </table:table-cell>
          <table:table-cell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<text:tab/></text:p>
          </table:table-cell>
          <table:table-cell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<text:tab/></text:p>
          </table:table-cell>
          <table:table-cell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<text:tab/>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<text:tab/></text:p>
          </table:table-cell>
          <table:table-cell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<text:tab/></text:p>
          </table:table-cell>
          <table:table-cell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<text:tab/></text:p>
          </table:table-cell>
          <table:table-cell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<text:tab/></text:p>
          </table:table-cell>
          <table:table-cell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<text:tab/></text:p>
          </table:table-cell>
          <table:table-cell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<text:tab/></text:p>
          </table:table-cell>
          <table:table-cell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<text:tab/></text:p>
          </table:table-cell>
          <table:table-cell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FE<text:tab/></text:p>
          </table:table-cell>
          <table:table-cell office:value-type="string">
            <text:p><text:s/>Sentinel-1 SAR SAFE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<text:tab/></text:p>
          </table:table-cell>
          <table:table-cell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<text:tab/></text:p>
          </table:table-cell>
          <table:table-cell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<text:tab/></text:p>
          </table:table-cell>
          <table:table-cell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<text:tab/></text:p>
          </table:table-cell>
          <table:table-cell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<text:tab/></text:p>
          </table:table-cell>
          <table:table-cell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<text:tab/></text:p>
          </table:table-cell>
          <table:table-cell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<text:tab/></text:p>
          </table:table-cell>
          <table:table-cell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BTiles<text:tab/></text:p>
          </table:table-cell>
          <table:table-cell office:value-type="string">
            <text:p><text:s/>MBTile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ALS<text:tab/></text:p>
          </table:table-cell>
          <table:table-cell office:value-type="string">
            <text:p><text:s/>CALS (Type 1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TS<text:tab/></text:p>
          </table:table-cell>
          <table:table-cell office:value-type="string">
            <text:p><text:s/>OGC Web Mab Tile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NTINEL2<text:tab/></text:p>
          </table:table-cell>
          <table:table-cell office:value-type="string">
            <text:p><text:s/>Sentinel 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RF<text:tab/></text:p>
          </table:table-cell>
          <table:table-cell office:value-type="string">
            <text:p><text:s/>Meta Raster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<text:tab/></text:p>
          </table:table-cell>
          <table:table-cell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<text:tab/></text:p>
          </table:table-cell>
          <table:table-cell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<text:tab/></text:p>
          </table:table-cell>
          <table:table-cell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<text:tab/></text:p>
          </table:table-cell>
          <table:table-cell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<text:tab/></text:p>
          </table:table-cell>
          <table:table-cell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<text:tab/></text:p>
          </table:table-cell>
          <table:table-cell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<text:tab/></text:p>
          </table:table-cell>
          <table:table-cell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<text:tab/></text:p>
          </table:table-cell>
          <table:table-cell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<text:tab/></text:p>
          </table:table-cell>
          <table:table-cell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<text:tab/></text:p>
          </table:table-cell>
          <table:table-cell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<text:tab/></text:p>
          </table:table-cell>
          <table:table-cell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<text:tab/></text:p>
          </table:table-cell>
          <table:table-cell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<text:tab/></text:p>
          </table:table-cell>
          <table:table-cell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<text:tab/></text:p>
          </table:table-cell>
          <table:table-cell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<text:tab/></text:p>
          </table:table-cell>
          <table:table-cell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<text:tab/></text:p>
          </table:table-cell>
          <table:table-cell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IPEx<text:tab/></text:p>
          </table:table-cell>
          <table:table-cell office:value-type="string">
            <text:p><text:s/>DIPE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<text:tab/></text:p>
          </table:table-cell>
          <table:table-cell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<text:tab/></text:p>
          </table:table-cell>
          <table:table-cell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<text:tab/></text:p>
          </table:table-cell>
          <table:table-cell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<text:tab/></text:p>
          </table:table-cell>
          <table:table-cell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<text:tab/></text:p>
          </table:table-cell>
          <table:table-cell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CE2<text:tab/></text:p>
          </table:table-cell>
          <table:table-cell office:value-type="string">
            <text:p><text:s/>ACE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<text:tab/></text:p>
          </table:table-cell>
          <table:table-cell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<text:tab/></text:p>
          </table:table-cell>
          <table:table-cell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<text:tab/></text:p>
          </table:table-cell>
          <table:table-cell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<text:tab/></text:p>
          </table:table-cell>
          <table:table-cell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<text:tab/></text:p>
          </table:table-cell>
          <table:table-cell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SCE<text:tab/></text:p>
          </table:table-cell>
          <table:table-cell office:value-type="string">
            <text:p><text:s/>ISCE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<text:tab/></text:p>
          </table:table-cell>
          <table:table-cell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<text:tab/></text:p>
          </table:table-cell>
          <table:table-cell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AG<text:tab/></text:p>
          </table:table-cell>
          <table:table-cell office:value-type="string">
            <text:p><text:s/>Bathymetry Attributed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<text:tab/></text:p>
          </table:table-cell>
          <table:table-cell office:value-type="string">
            <text:p><text:s/>Hierarchical Data Format Release 5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DF5Image<text:tab/></text:p>
          </table:table-cell>
          <table:table-cell office:value-type="string">
            <text:p><text:s/>HDF5 Datas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SRI Shapefile<text:tab/></text:p>
          </table:table-cell>
          <table:table-cell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apInfo File<text:tab/></text:p>
          </table:table-cell>
          <table:table-cell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UK .NTF<text:tab/></text:p>
          </table:table-cell>
          <table:table-cell office:value-type="string">
            <text:p><text:s/>UK .NT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<text:tab/></text:p>
          </table:table-cell>
          <table:table-cell office:value-type="string">
            <text:p><text:s/>SDT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<text:tab/></text:p>
          </table:table-cell>
          <table:table-cell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<text:tab/></text:p>
          </table:table-cell>
          <table:table-cell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<text:tab/></text:p>
          </table:table-cell>
          <table:table-cell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<text:tab/></text:p>
          </table:table-cell>
          <table:table-cell office:value-type="string">
            <text:p><text:s/>EPIInfo .REC 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ory<text:tab/></text:p>
          </table:table-cell>
          <table:table-cell office:value-type="string">
            <text:p><text:s/>Memor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<text:tab/></text:p>
          </table:table-cell>
          <table:table-cell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<text:tab/></text:p>
          </table:table-cell>
          <table:table-cell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<text:tab/></text:p>
          </table:table-cell>
          <table:table-cell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X<text:tab/></text:p>
          </table:table-cell>
          <table:table-cell office:value-type="string">
            <text:p><text:s/>GPX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<text:tab/></text:p>
          </table:table-cell>
          <table:table-cell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JSON<text:tab/></text:p>
          </table:table-cell>
          <table:table-cell office:value-type="string">
            <text:p><text:s/>GeoJSO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<text:tab/></text:p>
          </table:table-cell>
          <table:table-cell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<text:tab/></text:p>
          </table:table-cell>
          <table:table-cell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<text:tab/></text:p>
          </table:table-cell>
          <table:table-cell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<text:tab/></text:p>
          </table:table-cell>
          <table:table-cell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<text:tab/></text:p>
          </table:table-cell>
          <table:table-cell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<text:tab/></text:p>
          </table:table-cell>
          <table:table-cell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<text:tab/></text:p>
          </table:table-cell>
          <table:table-cell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concept<text:tab/></text:p>
          </table:table-cell>
          <table:table-cell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eoRSS<text:tab/></text:p>
          </table:table-cell>
          <table:table-cell office:value-type="string">
            <text:p><text:s/>GeoRS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TrackMaker<text:tab/></text:p>
          </table:table-cell>
          <table:table-cell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<text:tab/></text:p>
          </table:table-cell>
          <table:table-cell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<text:tab/></text:p>
          </table:table-cell>
          <table:table-cell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<text:tab/></text:p>
          </table:table-cell>
          <table:table-cell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SBabel<text:tab/></text:p>
          </table:table-cell>
          <table:table-cell office:value-type="string">
            <text:p><text:s/>GPSBabe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<text:tab/></text:p>
          </table:table-cell>
          <table:table-cell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Air<text:tab/></text:p>
          </table:table-cell>
          <table:table-cell office:value-type="string">
            <text:p><text:s/>OpenAi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<text:tab/></text:p>
          </table:table-cell>
          <table:table-cell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<text:tab/></text:p>
          </table:table-cell>
          <table:table-cell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<text:tab/></text:p>
          </table:table-cell>
          <table:table-cell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<text:tab/></text:p>
          </table:table-cell>
          <table:table-cell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<text:tab/></text:p>
          </table:table-cell>
          <table:table-cell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<text:tab/></text:p>
          </table:table-cell>
          <table:table-cell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<text:tab/></text:p>
          </table:table-cell>
          <table:table-cell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<text:tab/></text:p>
          </table:table-cell>
          <table:table-cell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<text:tab/></text:p>
          </table:table-cell>
          <table:table-cell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<text:tab/></text:p>
          </table:table-cell>
          <table:table-cell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<text:tab/></text:p>
          </table:table-cell>
          <table:table-cell office:value-type="string">
            <text:p><text:s/>SEG-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<text:tab/></text:p>
          </table:table-cell>
          <table:table-cell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AmigoCloud<text:tab/></text:p>
          </table:table-cell>
          <table:table-cell office:value-type="string">
            <text:p><text:s/>AmigoCloud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<text:tab/></text:p>
          </table:table-cell>
          <table:table-cell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elafin<text:tab/></text:p>
          </table:table-cell>
          <table:table-cell office:value-type="string">
            <text:p><text:s/>Selafi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<text:tab/></text:p>
          </table:table-cell>
          <table:table-cell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<text:tab/></text:p>
          </table:table-cell>
          <table:table-cell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DV<text:tab/></text:p>
          </table:table-cell>
          <table:table-cell office:value-type="string">
            <text:p><text:s/>VDV-451/VDV-452/INTREST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<text:tab/></text:p>
          </table:table-cell>
          <table:table-cell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8/12/2016</text:date>, <text:time>12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13T11:19:56.59</meta:creation-date>
    <dc:date>2016-08-12T12:51:45</dc:date>
    <dc:creator>ml ml</dc:creator>
    <meta:editing-duration>PT7M30S</meta:editing-duration>
    <meta:editing-cycles>3</meta:editing-cycles>
    <meta:generator>OpenOffice/4.0.1$Win32 OpenOffice.org_project/401m5$Build-9714</meta:generator>
    <meta:document-statistic meta:table-count="3" meta:cell-count="729" meta:object-count="0"/>
  </office:meta>
</office:document-meta>
</file>